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1.681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2.5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Population</text:p>
          </table:table-cell>
          <table:table-cell office:value-type="string" calcext:value-type="string">
            <text:p>Initial Population</text:p>
          </table:table-cell>
          <table:table-cell office:value-type="string" calcext:value-type="string">
            <text:p>InitialPopulationWithNN</text:p>
          </table:table-cell>
          <table:table-cell office:value-type="string" calcext:value-type="string">
            <text:p>MutationRouteitself</text:p>
          </table:table-cell>
          <table:table-cell office:value-type="string" calcext:value-type="string">
            <text:p>NnsizePart</text:p>
          </table:table-cell>
          <table:table-cell office:value-type="string" calcext:value-type="string">
            <text:p>Nnnpart</text:p>
          </table:table-cell>
          <table:table-cell office:value-type="string" calcext:value-type="string">
            <text:p>RateMutation</text:p>
          </table:table-cell>
          <table:table-cell office:value-type="string" calcext:value-type="string">
            <text:p>RateGeneration</text:p>
          </table:table-cell>
          <table:table-cell office:value-type="string" calcext:value-type="string">
            <text:p>RateSalesmanMuta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SaveBetterChrom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6652.3" calcext:value-type="float">
            <text:p>26652.3</text:p>
          </table:table-cell>
          <table:table-cell office:value-type="float" office:value="62.0188" calcext:value-type="float">
            <text:p>62.018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6645.3" calcext:value-type="float">
            <text:p>26645.3</text:p>
          </table:table-cell>
          <table:table-cell office:value-type="float" office:value="61.8399" calcext:value-type="float">
            <text:p>61.839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6629.6" calcext:value-type="float">
            <text:p>26629.6</text:p>
          </table:table-cell>
          <table:table-cell office:value-type="float" office:value="68.8648" calcext:value-type="float">
            <text:p>68.8648</text:p>
          </table:table-cell>
        </table:table-row>
        <table:table-row table:style-name="ro1">
          <table:table-cell office:value-type="string" calcext:value-type="string">
            <text:p>MaxPopulation</text:p>
          </table:table-cell>
          <table:table-cell office:value-type="string" calcext:value-type="string">
            <text:p>Initial Population</text:p>
          </table:table-cell>
          <table:table-cell office:value-type="string" calcext:value-type="string">
            <text:p>InitialPopulationWithNN</text:p>
          </table:table-cell>
          <table:table-cell office:value-type="string" calcext:value-type="string">
            <text:p>MutationRouteitself</text:p>
          </table:table-cell>
          <table:table-cell office:value-type="string" calcext:value-type="string">
            <text:p>NnsizePart</text:p>
          </table:table-cell>
          <table:table-cell office:value-type="string" calcext:value-type="string">
            <text:p>Nnnpart</text:p>
          </table:table-cell>
          <table:table-cell office:value-type="string" calcext:value-type="string">
            <text:p>RateMutation</text:p>
          </table:table-cell>
          <table:table-cell office:value-type="string" calcext:value-type="string">
            <text:p>RateGeneration</text:p>
          </table:table-cell>
          <table:table-cell office:value-type="string" calcext:value-type="string">
            <text:p>RateSalesmanMuta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SaveBetterChrom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000" calcext:value-type="float">
            <text:p>7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1120070" calcext:value-type="float">
            <text:p>1120070</text:p>
          </table:table-cell>
          <table:table-cell office:value-type="float" office:value="708.913" calcext:value-type="float">
            <text:p>708.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1000" calcext:value-type="float">
            <text:p>7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73298400" calcext:value-type="float">
            <text:p>73298400</text:p>
          </table:table-cell>
          <table:table-cell office:value-type="float" office:value="710.578" calcext:value-type="float">
            <text:p>710.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1000" calcext:value-type="float">
            <text:p>7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73338600" calcext:value-type="float">
            <text:p>73338600</text:p>
          </table:table-cell>
          <table:table-cell office:value-type="float" office:value="708.304" calcext:value-type="float">
            <text:p>708.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1000" calcext:value-type="float">
            <text:p>7100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3" office:value-type="float" office:value="1145840" calcext:value-type="float">
            <text:p>1145840</text:p>
          </table:table-cell>
          <table:table-cell office:value-type="float" office:value="706616" calcext:value-type="float">
            <text:p>70661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xPopulatio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MaxPopulation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1146940" calcext:value-type="float">
            <text:p>1146940</text:p>
          </table:table-cell>
          <table:table-cell office:value-type="float" office:value="708.413" calcext:value-type="float">
            <text:p>708.413</text:p>
          </table:table-cell>
        </table:table-row>
        <table:table-row table:style-name="ro1">
          <table:table-cell office:value-type="string" calcext:value-type="string">
            <text:p>Initial Populatio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string" calcext:value-type="string">
            <text:p>Initial Populatio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PopulationWithNN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  <table:table-cell office:value-type="string" calcext:value-type="string">
            <text:p>InitialPopulationWithNN</text:p>
          </table:table-cell>
          <table:table-cell table:style-name="ce1" office:value-type="string" calcext:value-type="string">
            <text:p>true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ationRouteitself</text:p>
          </table:table-cell>
          <table:table-cell table:number-columns-repeated="3" table:style-name="ce1" office:value-type="string" calcext:value-type="string">
            <text:p>true</text:p>
          </table:table-cell>
          <table:table-cell/>
          <table:table-cell office:value-type="string" calcext:value-type="string">
            <text:p>MutationRouteitself</text:p>
          </table:table-cell>
          <table:table-cell table:number-columns-repeated="4" table:style-name="ce1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sizePart</text:p>
          </table:table-cell>
          <table:table-cell table:number-columns-repeated="3" office:value-type="float" office:value="1000" calcext:value-type="float">
            <text:p>1000</text:p>
          </table:table-cell>
          <table:table-cell/>
          <table:table-cell office:value-type="string" calcext:value-type="string">
            <text:p>NnsizePart</text:p>
          </table:table-cell>
          <table:table-cell table:number-columns-repeated="4" office:value-type="float" office:value="71000" calcext:value-type="float">
            <text:p>7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npart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string" calcext:value-type="string">
            <text:p>Nnnpart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Mutation</text:p>
          </table:table-cell>
          <table:table-cell table:number-columns-repeated="3" office:value-type="float" office:value="0.8" calcext:value-type="float">
            <text:p>0.8</text:p>
          </table:table-cell>
          <table:table-cell/>
          <table:table-cell office:value-type="string" calcext:value-type="string">
            <text:p>RateMutation</text:p>
          </table:table-cell>
          <table:table-cell table:number-columns-repeated="4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Generation</text:p>
          </table:table-cell>
          <table:table-cell table:number-columns-repeated="3" office:value-type="float" office:value="0.2" calcext:value-type="float">
            <text:p>0.2</text:p>
          </table:table-cell>
          <table:table-cell/>
          <table:table-cell office:value-type="string" calcext:value-type="string">
            <text:p>RateGeneration</text:p>
          </table:table-cell>
          <table:table-cell table:number-columns-repeated="4"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eSalesmanMutation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ateSalesmanMut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2"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Generation</text:p>
          </table:table-cell>
          <table:table-cell table:number-columns-repeated="4" office:value-type="float" office:value="460" calcext:value-type="float">
            <text:p>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osi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esman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string" calcext:value-type="string">
            <text:p>Sales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eBetterChromo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SaveBetterChromo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6652.3" calcext:value-type="float">
            <text:p>26652.3</text:p>
          </table:table-cell>
          <table:table-cell office:value-type="float" office:value="26645.3" calcext:value-type="float">
            <text:p>26645.3</text:p>
          </table:table-cell>
          <table:table-cell office:value-type="float" office:value="26629.6" calcext:value-type="float">
            <text:p>26629.6</text:p>
          </table:table-cell>
          <table:table-cell/>
          <table:table-cell office:value-type="string" calcext:value-type="string">
            <text:p>Distance</text:p>
          </table:table-cell>
          <table:table-cell table:style-name="ce2" table:formula="of:=1120070" office:value-type="float" office:value="1120070" calcext:value-type="float">
            <text:p/>
          </table:table-cell>
          <table:table-cell table:style-name="ce2" office:value-type="float" office:value="73298400" calcext:value-type="float">
            <text:p>73298400</text:p>
          </table:table-cell>
          <table:table-cell table:style-name="ce2" office:value-type="float" office:value="73338600" calcext:value-type="float">
            <text:p>73338600</text:p>
          </table:table-cell>
          <table:table-cell table:style-name="ce2" office:value-type="float" office:value="1145840" calcext:value-type="float">
            <text:p>1145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62.0188" calcext:value-type="float">
            <text:p>62.0188</text:p>
          </table:table-cell>
          <table:table-cell office:value-type="float" office:value="61.8399" calcext:value-type="float">
            <text:p>61.8399</text:p>
          </table:table-cell>
          <table:table-cell office:value-type="float" office:value="68.8648" calcext:value-type="float">
            <text:p>68.8648</text:p>
          </table:table-cell>
          <table:table-cell/>
          <table:table-cell office:value-type="string" calcext:value-type="string">
            <text:p>Time (s)</text:p>
          </table:table-cell>
          <table:table-cell office:value-type="float" office:value="708.913" calcext:value-type="float">
            <text:p>708.913</text:p>
          </table:table-cell>
          <table:table-cell office:value-type="float" office:value="710.578" calcext:value-type="float">
            <text:p>710.578</text:p>
          </table:table-cell>
          <table:table-cell office:value-type="float" office:value="708.304" calcext:value-type="float">
            <text:p>708.304</text:p>
          </table:table-cell>
          <table:table-cell office:value-type="float" office:value="706616" calcext:value-type="float">
            <text:p>7066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23:30:44.0829467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20:11:10.718449476</meta:creation-date>
    <meta:editing-duration>PT52M55S</meta:editing-duration>
    <meta:editing-cycles>5</meta:editing-cycles>
    <meta:generator>LibreOffice/4.2.3.3$Linux_X86_64 LibreOffice_project/420m0$Build-3</meta:generator>
    <dc:date>2014-05-23T00:47:27.005702150</dc:date>
    <meta:document-statistic meta:table-count="1" meta:cell-count="272" meta:object-count="0"/>
    <meta:user-defined meta:name="qrichtext">1</meta:user-defined>
  </office:meta>
</office:document-meta>
</file>